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8d1d75"/>
    </style:style>
    <style:style style:name="ce5" style:family="table-cell" style:parent-style-name="Default">
      <style:table-cell-properties fo:background-color="#a1467e"/>
    </style:style>
  </office:automatic-styles>
  <office:body>
    <office:spreadsheet>
      <table:calculation-settings table:automatic-find-labels="false" table:use-regular-expressions="false" table:use-wildcards="true"/>
      <table:table table:name="Nov" table:style-name="ta1">
        <table:table-column table:style-name="co1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our’s study</text:p>
          </table:table-cell>
        </table:table-row>
        <table:table-row table:style-name="ro1">
          <table:table-cell office:value-type="string" calcext:value-type="string">
            <text:p>2025/11/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5/11/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5/11/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5/11/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5/11/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5/11/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5/11/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5/11/08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5/11/09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5/11/1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5/11/1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5/11/1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5/11/13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5/11/14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5/11/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5/11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5/11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5/11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5/11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5/11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5/11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5/11/2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5/11/23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5/11/24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5/11/25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5/11/26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5/11/27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5/11/28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5/11/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5/11/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mean:</text:p>
          </table:table-cell>
          <table:table-cell table:style-name="ce4" office:value-type="string" calcext:value-type="string">
            <text:p>sd:</text:p>
          </table:table-cell>
        </table:table-row>
        <table:table-row table:style-name="ro1">
          <table:table-cell table:style-name="ce5" table:formula="of:=AVERAGE([.B3:.B32])" office:value-type="float" office:value="0.0689655172413793" calcext:value-type="float">
            <text:p>0.0689655172413793</text:p>
          </table:table-cell>
          <table:table-cell table:style-name="ce5" table:formula="of:=STDEV([.B2:.B31])" office:value-type="float" office:value="0.365148371670111" calcext:value-type="float">
            <text:p>0.365148371670111</text:p>
          </table:table-cell>
        </table:table-row>
      </table:table>
      <table:named-expressions/>
      <table:database-ranges>
        <table:database-range table:name="__Anonymous_Sheet_DB__0" table:target-range-address="Nov.A2:Nov.A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Source Han Sans S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Source Han Sans S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Source Han Sans SC" style:font-family-complex="'Source Han Sans SC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0:44:54.1775135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1T20:19:32.709865534</meta:creation-date>
    <dc:date>2025-11-03T10:45:04.079252934</dc:date>
    <meta:editing-duration>PT4M27S</meta:editing-duration>
    <meta:editing-cycles>3</meta:editing-cycles>
    <meta:generator>LibreOffice/24.2.0.3$Linux_X86_64 LibreOffice_project/420$Build-3</meta:generator>
    <meta:document-statistic meta:table-count="1" meta:cell-count="66" meta:object-count="0"/>
  </office:meta>
</office:document-meta>
</file>